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.6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column table:style-name="co2" table:default-cell-style-name="ce3"/>
        <table:table-row table:style-name="ro1">
          <table:table-cell office:value-type="string" calcext:value-type="string">
            <text:p>Remote Control Codes for TV Remote of retroKVM Projec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te is a generic one with LED TV written on it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Buttons</text:p>
          </table:table-cell>
          <table:table-cell office:value-type="string" calcext:value-type="string">
            <text:p>Address Hi</text:p>
          </table:table-cell>
          <table:table-cell office:value-type="string" calcext:value-type="string">
            <text:p>Address Lo</text:p>
          </table:table-cell>
          <table:table-cell office:value-type="string" calcext:value-type="string">
            <text:p>Command Hi</text:p>
          </table:table-cell>
          <table:table-cell office:value-type="string" calcext:value-type="string">
            <text:p>Command Lo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table:style-name="ce2"/>
          <table:table-cell table:style-name="ce2" office:value-type="string" calcext:value-type="string">
            <text:p>Complement of Low Byt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OW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0</text:p>
          </table:table-cell>
          <table:table-cell table:formula="of:=DEC2HEX(255-HEX2DEC([.D6]);2)" office:value-type="string" office:string-value="FF" calcext:value-type="string">
            <text:p>FF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U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1</text:p>
          </table:table-cell>
          <table:table-cell table:formula="of:=DEC2HEX(255-HEX2DEC([.D7]);2)" office:value-type="string" office:string-value="FE" calcext:value-type="string">
            <text:p>FE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2</text:p>
          </table:table-cell>
          <table:table-cell table:formula="of:=DEC2HEX(255-HEX2DEC([.D8]);2)" office:value-type="string" office:string-value="FD" calcext:value-type="string">
            <text:p>FD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3</text:p>
          </table:table-cell>
          <table:table-cell table:formula="of:=DEC2HEX(255-HEX2DEC([.D9]);2)" office:value-type="string" office:string-value="FC" calcext:value-type="string">
            <text:p>FC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4</text:p>
          </table:table-cell>
          <table:table-cell table:formula="of:=DEC2HEX(255-HEX2DEC([.D10]);2)" office:value-type="string" office:string-value="FB" calcext:value-type="string">
            <text:p>FB</text:p>
          </table:table-cell>
          <table:table-cell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5</text:p>
          </table:table-cell>
          <table:table-cell table:formula="of:=DEC2HEX(255-HEX2DEC([.D11]);2)" office:value-type="string" office:string-value="FA" calcext:value-type="string">
            <text:p>FA</text:p>
          </table:table-cell>
          <table:table-cell table:number-columns-repeated="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6</text:p>
          </table:table-cell>
          <table:table-cell table:formula="of:=DEC2HEX(255-HEX2DEC([.D12]);2)" office:value-type="string" office:string-value="F9" calcext:value-type="string">
            <text:p>F9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7</text:p>
          </table:table-cell>
          <table:table-cell table:formula="of:=DEC2HEX(255-HEX2DEC([.D13]);2)" office:value-type="string" office:string-value="F8" calcext:value-type="string">
            <text:p>F8</text:p>
          </table:table-cell>
          <table:table-cell table:number-columns-repeated="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8</text:p>
          </table:table-cell>
          <table:table-cell table:formula="of:=DEC2HEX(255-HEX2DEC([.D14]);2)" office:value-type="string" office:string-value="F7" calcext:value-type="string">
            <text:p>F7</text:p>
          </table:table-cell>
          <table:table-cell table:number-columns-repeated="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9</text:p>
          </table:table-cell>
          <table:table-cell table:formula="of:=DEC2HEX(255-HEX2DEC([.D15]);2)" office:value-type="string" office:string-value="F6" calcext:value-type="string">
            <text:p>F6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a</text:p>
          </table:table-cell>
          <table:table-cell table:formula="of:=DEC2HEX(255-HEX2DEC([.D16]);2)" office:value-type="string" office:string-value="F5" calcext:value-type="string">
            <text:p>F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-/--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b</text:p>
          </table:table-cell>
          <table:table-cell table:formula="of:=DEC2HEX(255-HEX2DEC([.D17]);2)" office:value-type="string" office:string-value="F4" calcext:value-type="string">
            <text:p>F4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c</text:p>
          </table:table-cell>
          <table:table-cell table:formula="of:=DEC2HEX(255-HEX2DEC([.D18]);2)" office:value-type="string" office:string-value="F3" calcext:value-type="string">
            <text:p>F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EPEA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d</text:p>
          </table:table-cell>
          <table:table-cell table:formula="of:=DEC2HEX(255-HEX2DEC([.D19]);2)" office:value-type="string" office:string-value="F2" calcext:value-type="string">
            <text:p>F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LEEP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43</text:p>
          </table:table-cell>
          <table:table-cell table:formula="of:=DEC2HEX(255-HEX2DEC([.D20]);2)" office:value-type="string" office:string-value="BC" calcext:value-type="string">
            <text:p>BC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1c</text:p>
          </table:table-cell>
          <table:table-cell table:formula="of:=DEC2HEX(255-HEX2DEC([.D21]);2)" office:value-type="string" office:string-value="E3" calcext:value-type="string">
            <text:p>E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DMI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1f</text:p>
          </table:table-cell>
          <table:table-cell table:formula="of:=DEC2HEX(255-HEX2DEC([.D22]);2)" office:value-type="string" office:string-value="E0" calcext:value-type="string">
            <text:p>E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UT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47</text:p>
          </table:table-cell>
          <table:table-cell table:formula="of:=DEC2HEX(255-HEX2DEC([.D23]);2)" office:value-type="string" office:string-value="B8" calcext:value-type="string">
            <text:p>B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ISP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40</text:p>
          </table:table-cell>
          <table:table-cell table:formula="of:=DEC2HEX(255-HEX2DEC([.D24]);2)" office:value-type="string" office:string-value="BF" calcext:value-type="string">
            <text:p>BF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13</text:p>
          </table:table-cell>
          <table:table-cell table:formula="of:=DEC2HEX(255-HEX2DEC([.D25]);2)" office:value-type="string" office:string-value="EC" calcext:value-type="string">
            <text:p>EC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EF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11</text:p>
          </table:table-cell>
          <table:table-cell table:formula="of:=DEC2HEX(255-HEX2DEC([.D26]);2)" office:value-type="string" office:string-value="EE" calcext:value-type="string">
            <text:p>E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NT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10</text:p>
          </table:table-cell>
          <table:table-cell table:formula="of:=DEC2HEX(255-HEX2DEC([.D27]);2)" office:value-type="string" office:string-value="EF" calcext:value-type="string">
            <text:p>EF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IGH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12</text:p>
          </table:table-cell>
          <table:table-cell table:formula="of:=DEC2HEX(255-HEX2DEC([.D28]);2)" office:value-type="string" office:string-value="ED" calcext:value-type="string">
            <text:p>E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OW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14</text:p>
          </table:table-cell>
          <table:table-cell table:formula="of:=DEC2HEX(255-HEX2DEC([.D29]);2)" office:value-type="string" office:string-value="EB" calcext:value-type="string">
            <text:p>EB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ENU(WHITE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16</text:p>
          </table:table-cell>
          <table:table-cell table:formula="of:=DEC2HEX(255-HEX2DEC([.D30]);2)" office:value-type="string" office:string-value="E9" calcext:value-type="string">
            <text:p>E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I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15</text:p>
          </table:table-cell>
          <table:table-cell table:formula="of:=DEC2HEX(255-HEX2DEC([.D31]);2)" office:value-type="string" office:string-value="EA" calcext:value-type="string">
            <text:p>E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+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48</text:p>
          </table:table-cell>
          <table:table-cell table:formula="of:=DEC2HEX(255-HEX2DEC([.D32]);2)" office:value-type="string" office:string-value="B7" calcext:value-type="string">
            <text:p>B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-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49</text:p>
          </table:table-cell>
          <table:table-cell table:formula="of:=DEC2HEX(255-HEX2DEC([.D33]);2)" office:value-type="string" office:string-value="B6" calcext:value-type="string">
            <text:p>B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f</text:p>
          </table:table-cell>
          <table:table-cell table:formula="of:=DEC2HEX(255-HEX2DEC([.D34]);2)" office:value-type="string" office:string-value="F0" calcext:value-type="string">
            <text:p>F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+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4a</text:p>
          </table:table-cell>
          <table:table-cell table:formula="of:=DEC2HEX(255-HEX2DEC([.D35]);2)" office:value-type="string" office:string-value="B5" calcext:value-type="string">
            <text:p>B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-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4b</text:p>
          </table:table-cell>
          <table:table-cell table:formula="of:=DEC2HEX(255-HEX2DEC([.D36]);2)" office:value-type="string" office:string-value="B4" calcext:value-type="string">
            <text:p>B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ZOO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44</text:p>
          </table:table-cell>
          <table:table-cell table:formula="of:=DEC2HEX(255-HEX2DEC([.D37]);2)" office:value-type="string" office:string-value="BB" calcext:value-type="string">
            <text:p>BB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TUP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4c</text:p>
          </table:table-cell>
          <table:table-cell table:formula="of:=DEC2HEX(255-HEX2DEC([.D38]);2)" office:value-type="string" office:string-value="B3" calcext:value-type="string">
            <text:p>B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ENU(GREEN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4d</text:p>
          </table:table-cell>
          <table:table-cell table:formula="of:=DEC2HEX(255-HEX2DEC([.D39]);2)" office:value-type="string" office:string-value="B2" calcext:value-type="string">
            <text:p>B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4e</text:p>
          </table:table-cell>
          <table:table-cell table:formula="of:=DEC2HEX(255-HEX2DEC([.D40]);2)" office:value-type="string" office:string-value="B1" calcext:value-type="string">
            <text:p>B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/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4f</text:p>
          </table:table-cell>
          <table:table-cell table:formula="of:=DEC2HEX(255-HEX2DEC([.D41]);2)" office:value-type="string" office:string-value="B0" calcext:value-type="string">
            <text:p>B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&lt;&l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56</text:p>
          </table:table-cell>
          <table:table-cell table:formula="of:=DEC2HEX(255-HEX2DEC([.D42]);2)" office:value-type="string" office:string-value="A9" calcext:value-type="string">
            <text:p>A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&gt;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57</text:p>
          </table:table-cell>
          <table:table-cell table:formula="of:=DEC2HEX(255-HEX2DEC([.D43]);2)" office:value-type="string" office:string-value="A8" calcext:value-type="string">
            <text:p>A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|&lt;&l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54</text:p>
          </table:table-cell>
          <table:table-cell table:formula="of:=DEC2HEX(255-HEX2DEC([.D44]);2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&gt;&gt;|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55</text:p>
          </table:table-cell>
          <table:table-cell table:formula="of:=DEC2HEX(255-HEX2DEC([.D45]);2)" office:value-type="string" office:string-value="AA" calcext:value-type="string">
            <text:p>A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&gt;||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51</text:p>
          </table:table-cell>
          <table:table-cell table:formula="of:=DEC2HEX(255-HEX2DEC([.D46]);2)" office:value-type="string" office:string-value="AE" calcext:value-type="string">
            <text:p>A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OP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52</text:p>
          </table:table-cell>
          <table:table-cell table:formula="of:=DEC2HEX(255-HEX2DEC([.D47]);2)" office:value-type="string" office:string-value="AD" calcext:value-type="string">
            <text:p>A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.MOD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41</text:p>
          </table:table-cell>
          <table:table-cell table:formula="of:=DEC2HEX(255-HEX2DEC([.D48]);2)" office:value-type="string" office:string-value="BE" calcext:value-type="string">
            <text:p>B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.MOD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42</text:p>
          </table:table-cell>
          <table:table-cell table:formula="of:=DEC2HEX(255-HEX2DEC([.D49]);2)" office:value-type="string" office:string-value="BD" calcext:value-type="string">
            <text:p>BD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tocol is NEC, Coding is Pulse Dista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mat is 1 Start Bit + 32 Data Bits + 1 Stop B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lse is Low, Pause is Hig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t Bit: </text:p>
          </table:table-cell>
          <table:table-cell office:value-type="string" calcext:value-type="string">
            <text:p>9ms Pulse + 4.5ms Pau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p Bit:</text:p>
          </table:table-cell>
          <table:table-cell office:value-type="string" calcext:value-type="string">
            <text:p>560us Pu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-Bit:</text:p>
          </table:table-cell>
          <table:table-cell office:value-type="string" calcext:value-type="string">
            <text:p>560us Pulse + 560us Pau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-Bit:</text:p>
          </table:table-cell>
          <table:table-cell office:value-type="string" calcext:value-type="string">
            <text:p>560us Pulse + 1690us Pause</text:p>
          </table:table-cell>
          <table:table-cell table:number-columns-repeated="7"/>
        </table:table-row>
        <table:table-row table:style-name="ro1" table:number-rows-repeated="104851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3T11:51:32.094263438</meta:creation-date>
    <dc:date>2021-01-03T12:21:21.709692136</dc:date>
    <meta:editing-duration>PT17M17S</meta:editing-duration>
    <meta:editing-cycles>4</meta:editing-cycles>
    <meta:generator>LibreOffice/5.1.6.2$Linux_X86_64 LibreOffice_project/10m0$Build-2</meta:generator>
    <meta:document-statistic meta:table-count="1" meta:cell-count="239" meta:object-count="0"/>
  </office:meta>
</office:document-meta>
</file>